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ady" table:style-name="ta1">
        <table:shapes>
          <draw:frame draw:z-index="0" draw:style-name="gr1" draw:text-style-name="P1" svg:width="15.999cm" svg:height="8.999cm" svg:x="6.79cm" svg:y="1.326cm">
            <draw:object draw:notify-on-update-of-ranges="steady.B3:steady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table:formula="of:=1+[.A3]"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formula="of:=1+[.A4]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1+[.A5]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1+[.A6]" office:value-type="float" office:value="5" calcext:value-type="float">
            <text:p>5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table:formula="of:=1+[.A7]"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formula="of:=1+[.A8]"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1+[.A9]" office:value-type="float" office:value="8" calcext:value-type="float">
            <text:p>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table:formula="of:=1+[.A10]"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1+[.A11]" office:value-type="float" office:value="10" calcext:value-type="float">
            <text:p>1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table:formula="of:=1+[.A12]"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1+[.A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1+[.A14]"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1+[.A15]" office:value-type="float" office:value="14" calcext:value-type="float">
            <text:p>14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table:formula="of:=1+[.A16]"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1+[.A17]" office:value-type="float" office:value="16" calcext:value-type="float">
            <text:p>1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table:formula="of:=1+[.A18]" office:value-type="float" office:value="17" calcext:value-type="float">
            <text:p>1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table:formula="of:=1+[.A19]" office:value-type="float" office:value="18" calcext:value-type="float">
            <text:p>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table:formula="of:=1+[.A20]" office:value-type="float" office:value="19" calcext:value-type="float">
            <text:p>19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table:formula="of:=1+[.A21]" office:value-type="float" office:value="20" calcext:value-type="float">
            <text:p>2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22])" office:value-type="float" office:value="0.0825" calcext:value-type="float">
            <text:p>0.082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22])" office:value-type="float" office:value="1.65" calcext:value-type="float">
            <text:p>1.65</text:p>
          </table:table-cell>
        </table:table-row>
      </table:table>
      <table:table table:name="variable" table:style-name="ta1">
        <table:shapes>
          <draw:frame draw:z-index="0" draw:style-name="gr1" draw:text-style-name="P1" svg:width="15.999cm" svg:height="8.999cm" svg:x="6.79cm" svg:y="1.326cm">
            <draw:object draw:notify-on-update-of-ranges="variable.B3:variable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1+[.A3]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1+[.A4]"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table:formula="of:=1+[.A5]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1+[.A6]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1+[.A7]"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1+[.A8]" office:value-type="float" office:value="7" calcext:value-type="float">
            <text:p>7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formula="of:=1+[.A9]"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1+[.A10]" office:value-type="float" office:value="9" calcext:value-type="float">
            <text:p>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table:formula="of:=1+[.A11]" office:value-type="float" office:value="10" calcext:value-type="float">
            <text:p>1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table:formula="of:=1+[.A12]"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1+[.A13]"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1+[.A14]" office:value-type="float" office:value="13" calcext:value-type="float">
            <text:p>13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table:formula="of:=1+[.A15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1+[.A16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1+[.A17]"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1+[.A18]"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1+[.A19]" office:value-type="float" office:value="18" calcext:value-type="float">
            <text:p>18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formula="of:=1+[.A20]" office:value-type="float" office:value="19" calcext:value-type="float">
            <text:p>19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table:formula="of:=1+[.A21]" office:value-type="float" office:value="20" calcext:value-type="float">
            <text:p>2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22])" office:value-type="float" office:value="0.3075" calcext:value-type="float">
            <text:p>0.307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22])" office:value-type="float" office:value="6.15" calcext:value-type="float">
            <text:p>6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1:51:09.9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1:21:06.615000000</meta:creation-date>
    <dc:date>2024-02-21T17:28:47.466000000</dc:date>
    <meta:editing-duration>PT6H7M30S</meta:editing-duration>
    <meta:editing-cycles>2</meta:editing-cycles>
    <meta:generator>LibreOffice/7.6.0.3$Windows_X86_64 LibreOffice_project/69edd8b8ebc41d00b4de3915dc82f8f0fc3b6265</meta:generator>
    <meta:document-statistic meta:table-count="2" meta:cell-count="9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cm" svg:y="4.198cm" style:legend-expansion="high" chart:style-name="ch2"/>
        <chart:plot-area chart:style-name="ch3" table:cell-range-address="steady.B3:steady.B22" svg:x="0.32cm" svg:y="0.18cm" svg:width="13.06cm" svg:height="8.64cm">
          <chart:coordinate-region svg:x="1.185cm" svg:y="0.382cm" svg:width="12.195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ady.B3:steady.B2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">
                <text:p>-0.3</text:p>
                <draw:g>
                  <svg:desc>steady.B3:steady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cm" svg:y="4.198cm" style:legend-expansion="high" chart:style-name="ch2"/>
        <chart:plot-area chart:style-name="ch3" table:cell-range-address="variable.B3:variable.B22" svg:x="0.32cm" svg:y="0.18cm" svg:width="13.06cm" svg:height="8.64cm">
          <chart:coordinate-region svg:x="0.889cm" svg:y="0.382cm" svg:width="12.491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riable.B3:variable.B2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variable.B3:variable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">
                <text:p>-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